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1500">
            <text:p>15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640000000">
            <text:p>640,000,000</text:p>
          </table:table-cell>
          <table:table-cell table:formula="oooc:=CEILING(([.R50]-[.V50]/2);[.V50])" office:value-type="float" office:value="1.25">
            <text:p>1.25</text:p>
          </table:table-cell>
          <table:table-cell table:formula="oooc:=CEILING(([.T50]-[.W50]/2);[.W50])" office:value-type="float" office:value="75">
            <text:p>75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1500">
            <text:p>15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4">
            <text:p>0.4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84678.452501301">
            <text:p>84678.45</text:p>
          </table:table-cell>
          <table:table-cell table:formula="oooc:=[.AA49]/[.M50]" office:value-type="float" office:value="0.00944750377893017">
            <text:p>0.01</text:p>
          </table:table-cell>
          <table:table-cell table:formula="oooc:=([.D50]/[.C50])/([.R50]/[.Q50])" office:value-type="float" office:value="0.993667709260908">
            <text:p>0.99</text:p>
          </table:table-cell>
          <table:table-cell/>
          <table:table-cell table:formula="oooc:=[.I50]^[$globals.$C$23]*[$globals.$C$32]/[.R50]*[.K50]*[.Y50]" office:value-type="float" office:value="635088393.759758">
            <text:p>635088393.76</text:p>
          </table:table-cell>
          <table:table-cell table:formula="oooc:=[.S50]/[.H50]" office:value-type="float" office:value="1.24831169162641">
            <text:p>1.25</text:p>
          </table:table-cell>
          <table:table-cell table:formula="oooc:=[.I50]/[.J50]" office:value-type="float" office:value="1872.46753743962">
            <text:p>1872.47</text:p>
          </table:table-cell>
          <table:table-cell table:formula="oooc:=[.$D50]*[$globals.$C$34]/[.$K50]" office:value-type="float" office:value="75">
            <text:p>75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600000000">
            <text:p>1,600,000,000</text:p>
          </table:table-cell>
          <table:table-cell table:formula="oooc:=CEILING(([.R51]-[.V51]/2);[.V51])" office:value-type="float" office:value="2.04">
            <text:p>2.04</text:p>
          </table:table-cell>
          <table:table-cell table:formula="oooc:=CEILING(([.T51]-[.W51]/2);[.W51])" office:value-type="float" office:value="120">
            <text:p>12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1500">
            <text:p>15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4">
            <text:p>0.4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210063.051546829">
            <text:p>210063.05</text:p>
          </table:table-cell>
          <table:table-cell table:formula="oooc:=[.AA49]/[.M51]" office:value-type="float" office:value="0.00380838036060643">
            <text:p>0</text:p>
          </table:table-cell>
          <table:table-cell table:formula="oooc:=([.D51]/[.C51])/([.R51]/[.Q51])" office:value-type="float" office:value="0.984721332641078">
            <text:p>0.98</text:p>
          </table:table-cell>
          <table:table-cell/>
          <table:table-cell table:formula="oooc:=[.I51]^[$globals.$C$23]*[$globals.$C$32]/[.R51]*[.K51]*[.Y51]" office:value-type="float" office:value="1575472886.60122">
            <text:p>1575472886.6</text:p>
          </table:table-cell>
          <table:table-cell table:formula="oooc:=[.S51]/[.H51]" office:value-type="float" office:value="2.03989480458297">
            <text:p>2.04</text:p>
          </table:table-cell>
          <table:table-cell table:formula="oooc:=[.I51]/[.J51]" office:value-type="float" office:value="3059.84220687445">
            <text:p>3059.84</text:p>
          </table:table-cell>
          <table:table-cell table:formula="oooc:=[.$D51]*[$globals.$C$34]/[.$K51]" office:value-type="float" office:value="122.4">
            <text:p>122.4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3900000000">
            <text:p>3,900,000,000</text:p>
          </table:table-cell>
          <table:table-cell table:formula="oooc:=CEILING(([.R52]-[.V52]/2);[.V52])" office:value-type="float" office:value="3.33">
            <text:p>3.33</text:p>
          </table:table-cell>
          <table:table-cell table:formula="oooc:=CEILING(([.T52]-[.W52]/2);[.W52])" office:value-type="float" office:value="200">
            <text:p>20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1500">
            <text:p>15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4">
            <text:p>0.4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521106.424618326">
            <text:p>521106.42</text:p>
          </table:table-cell>
          <table:table-cell table:formula="oooc:=[.AA49]/[.M52]" office:value-type="float" office:value="0.00153519504309689">
            <text:p>0</text:p>
          </table:table-cell>
          <table:table-cell table:formula="oooc:=([.D52]/[.C52])/([.R52]/[.Q52])" office:value-type="float" office:value="1.00109389245388">
            <text:p>1</text:p>
          </table:table-cell>
          <table:table-cell/>
          <table:table-cell table:formula="oooc:=[.I52]^[$globals.$C$23]*[$globals.$C$32]/[.R52]*[.K52]*[.Y52]" office:value-type="float" office:value="3908298184.63745">
            <text:p>3908298184.64</text:p>
          </table:table-cell>
          <table:table-cell table:formula="oooc:=[.S52]/[.H52]" office:value-type="float" office:value="3.33343894932446">
            <text:p>3.33</text:p>
          </table:table-cell>
          <table:table-cell table:formula="oooc:=[.I52]/[.J52]" office:value-type="float" office:value="5000.15842398669">
            <text:p>5000.16</text:p>
          </table:table-cell>
          <table:table-cell table:formula="oooc:=[.$D52]*[$globals.$C$34]/[.$K52]" office:value-type="float" office:value="199.8">
            <text:p>199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9700000000">
            <text:p>9,700,000,000</text:p>
          </table:table-cell>
          <table:table-cell table:formula="oooc:=CEILING(([.R53]-[.V53]/2);[.V53])" office:value-type="float" office:value="5.45">
            <text:p>5.45</text:p>
          </table:table-cell>
          <table:table-cell table:formula="oooc:=CEILING(([.T53]-[.W53]/2);[.W53])" office:value-type="float" office:value="330">
            <text:p>33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1500">
            <text:p>15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4">
            <text:p>0.4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292716.18106509">
            <text:p>1292716.18</text:p>
          </table:table-cell>
          <table:table-cell table:formula="oooc:=[.AA49]/[.M53]" office:value-type="float" office:value="0.00061885200457603">
            <text:p>0</text:p>
          </table:table-cell>
          <table:table-cell table:formula="oooc:=([.D53]/[.C53])/([.R53]/[.Q53])" office:value-type="float" office:value="1.00002757848316">
            <text:p>1</text:p>
          </table:table-cell>
          <table:table-cell/>
          <table:table-cell table:formula="oooc:=[.I53]^[$globals.$C$23]*[$globals.$C$32]/[.R53]*[.K53]*[.Y53]" office:value-type="float" office:value="9695371357.98816">
            <text:p>9695371357.99</text:p>
          </table:table-cell>
          <table:table-cell table:formula="oooc:=[.S53]/[.H53]" office:value-type="float" office:value="5.44724914437195">
            <text:p>5.45</text:p>
          </table:table-cell>
          <table:table-cell table:formula="oooc:=[.I53]/[.J53]" office:value-type="float" office:value="8170.87371655793">
            <text:p>8170.87</text:p>
          </table:table-cell>
          <table:table-cell table:formula="oooc:=[.$D53]*[$globals.$C$34]/[.$K53]" office:value-type="float" office:value="327">
            <text:p>327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4000000000">
            <text:p>24,000,000,000</text:p>
          </table:table-cell>
          <table:table-cell table:formula="oooc:=CEILING(([.R54]-[.V54]/2);[.V54])" office:value-type="float" office:value="8.9">
            <text:p>8.9</text:p>
          </table:table-cell>
          <table:table-cell table:formula="oooc:=CEILING(([.T54]-[.W54]/2);[.W54])" office:value-type="float" office:value="530">
            <text:p>53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1500">
            <text:p>15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4">
            <text:p>0.4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3206859.57002253">
            <text:p>3206859.57</text:p>
          </table:table-cell>
          <table:table-cell table:formula="oooc:=[.AA49]/[.M54]" office:value-type="float" office:value="0.000249465242406726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24051446775.169">
            <text:p>24051446775.17</text:p>
          </table:table-cell>
          <table:table-cell table:formula="oooc:=[.S54]/[.H54]" office:value-type="float" office:value="8.90147493082909">
            <text:p>8.9</text:p>
          </table:table-cell>
          <table:table-cell table:formula="oooc:=[.I54]/[.J54]" office:value-type="float" office:value="13352.2123962436">
            <text:p>13352.21</text:p>
          </table:table-cell>
          <table:table-cell table:formula="oooc:=[.$D54]*[$globals.$C$34]/[.$K54]" office:value-type="float" office:value="534">
            <text:p>53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60000000000">
            <text:p>60,000,000,000</text:p>
          </table:table-cell>
          <table:table-cell table:formula="oooc:=CEILING(([.R55]-[.V55]/2);[.V55])" office:value-type="float" office:value="14.55">
            <text:p>14.55</text:p>
          </table:table-cell>
          <table:table-cell table:formula="oooc:=CEILING(([.T55]-[.W55]/2);[.W55])" office:value-type="float" office:value="870">
            <text:p>87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1500">
            <text:p>15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4">
            <text:p>0.4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7955302.52694137">
            <text:p>7955302.53</text:p>
          </table:table-cell>
          <table:table-cell table:formula="oooc:=[.AA49]/[.M55]" office:value-type="float" office:value="0.000100561857615185">
            <text:p>0</text:p>
          </table:table-cell>
          <table:table-cell table:formula="oooc:=([.D55]/[.C55])/([.R55]/[.Q55])" office:value-type="float" office:value="0.994679115065266">
            <text:p>0.99</text:p>
          </table:table-cell>
          <table:table-cell/>
          <table:table-cell table:formula="oooc:=[.I55]^[$globals.$C$23]*[$globals.$C$32]/[.R55]*[.K55]*[.Y55]" office:value-type="float" office:value="59664768952.0603">
            <text:p>59664768952.06</text:p>
          </table:table-cell>
          <table:table-cell table:formula="oooc:=[.S55]/[.H55]" office:value-type="float" office:value="14.5461046198052">
            <text:p>14.55</text:p>
          </table:table-cell>
          <table:table-cell table:formula="oooc:=[.I55]/[.J55]" office:value-type="float" office:value="21819.1569297078">
            <text:p>21819.16</text:p>
          </table:table-cell>
          <table:table-cell table:formula="oooc:=[.$D55]*[$globals.$C$34]/[.$K55]" office:value-type="float" office:value="873">
            <text:p>87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04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9T04:30:12</dc:date>
    <dc:language>en-US</dc:language>
    <meta:editing-cycles>191</meta:editing-cycles>
    <meta:editing-duration>P12DT23H37M4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